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4802" officeooo:paragraph-rsid="000c4802"/>
    </style:style>
    <style:style style:name="P2" style:family="paragraph" style:parent-style-name="Standard">
      <style:text-properties officeooo:rsid="000c4802" officeooo:paragraph-rsid="001c373d"/>
    </style:style>
    <style:style style:name="P3" style:family="paragraph" style:parent-style-name="Standard">
      <style:text-properties officeooo:rsid="000c4802" officeooo:paragraph-rsid="001e4c48"/>
    </style:style>
    <style:style style:name="P4" style:family="paragraph" style:parent-style-name="Standard">
      <style:text-properties officeooo:rsid="001e4c48" officeooo:paragraph-rsid="000c4802"/>
    </style:style>
    <style:style style:name="P5" style:family="paragraph" style:parent-style-name="Standard">
      <style:text-properties officeooo:rsid="000c4802" officeooo:paragraph-rsid="003cda8a"/>
    </style:style>
    <style:style style:name="P6" style:family="paragraph" style:parent-style-name="Standard">
      <style:text-properties officeooo:rsid="000c4802" officeooo:paragraph-rsid="003e4db5"/>
    </style:style>
    <style:style style:name="T1" style:family="text">
      <style:text-properties officeooo:rsid="0014803e"/>
    </style:style>
    <style:style style:name="T2" style:family="text">
      <style:text-properties officeooo:rsid="001e4c48"/>
    </style:style>
    <style:style style:name="T3" style:family="text">
      <style:text-properties officeooo:rsid="001e63e7"/>
    </style:style>
    <style:style style:name="T4" style:family="text">
      <style:text-properties officeooo:rsid="002864c3"/>
    </style:style>
    <style:style style:name="T5" style:family="text">
      <style:text-properties officeooo:rsid="003cda8a"/>
    </style:style>
    <style:style style:name="T6" style:family="text">
      <style:text-properties officeooo:rsid="003e4d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Bong</text:p>
      <text:p text:style-name="P1">October 19 2016</text:p>
      <text:p text:style-name="P1">CSE473</text:p>
      <text:p text:style-name="P4"/>
      <text:p text:style-name="P2">Problem <text:span text:style-name="T3">1</text:span>)</text:p>
      <text:p text:style-name="P2">a) shown in python</text:p>
      <text:p text:style-name="P2">b) shown in python</text:p>
      <text:p text:style-name="P2">c <text:span text:style-name="T4">and d</text:span>) the MSE value c<text:span text:style-name="T2">ould not be computed because my implementation of the fourier transform takes too long. But the ideal MSE value should be 0, because the transformation should not lose any information of the image.</text:span></text:p>
      <text:p text:style-name="P2"/>
      <text:p text:style-name="P3">Problem <text:span text:style-name="T3">2</text:span>)</text:p>
      <text:p text:style-name="P3">a) shown in python</text:p>
      <text:p text:style-name="P3">b) shown in python</text:p>
      <text:p text:style-name="P5">c) the MSE value came out to be <text:span text:style-name="T5">12716941634.</text:span>0.</text:p>
      <text:p text:style-name="P6"><text:span text:style-name="T4">d)</text:span>The possibility of the outcome being <text:span text:style-name="T6">12716941634</text:span>.0 may be because the image lost substantial amount of information throughout <text:span text:style-name="T1">downsampling and upsampling for gaussian pyramid and laplacian pyramid. The ideal outcome should be 0, because the original image and convolution process should not lose any information about the imag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21:25:02.654121712</meta:creation-date>
    <meta:generator>LibreOffice/5.1.4.2$Linux_X86_64 LibreOffice_project/10m0$Build-2</meta:generator>
    <dc:date>2016-10-19T14:29:07.518273754</dc:date>
    <meta:editing-duration>PT15M46S</meta:editing-duration>
    <meta:editing-cycles>17</meta:editing-cycles>
    <meta:document-statistic meta:table-count="0" meta:image-count="0" meta:object-count="0" meta:page-count="1" meta:paragraph-count="12" meta:word-count="122" meta:character-count="721" meta:non-whitespace-character-count="611"/>
  </office:meta>
</office:document-meta>
</file>